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 style:list-style-name="Numbering_20_IVX">
      <style:paragraph-properties fo:line-height="150%"/>
    </style:style>
    <style:style style:name="P2" style:family="paragraph" style:parent-style-name="Text_20_body" style:list-style-name="Numbering_20_IVX">
      <style:paragraph-properties fo:line-height="150%" fo:text-align="center" style:justify-single-word="false"/>
    </style:style>
    <style:style style:name="T1" style:family="text">
      <style:text-properties fo:language="pt" fo:country="BR"/>
    </style:style>
    <style:style style:name="T2" style:family="text">
      <style:text-properties style:font-name="Ubuntu"/>
    </style:style>
    <style:style style:name="T3" style:family="text">
      <style:text-properties style:font-name="Ubuntu" fo:language="pt" fo:country="BR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style:font-name="Ubuntu" fo:font-size="14pt" fo:language="pt" fo:country="BR" style:font-size-asian="14pt" style:font-size-complex="14pt"/>
    </style:style>
    <style:style style:name="T6" style:family="text">
      <style:text-properties style:font-name="Ubuntu" fo:font-size="14pt" fo:language="pt" fo:country="BR" fo:font-weight="bold" style:font-size-asian="14pt" style:font-weight-asian="bold" style:font-size-complex="14pt" style:font-weight-complex="bold"/>
    </style:style>
    <style:style style:name="T7" style:family="text">
      <style:text-properties style:font-name="Ubuntu"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Numbering_20_IVX">
        <text:list-header>
          <text:p text:style-name="P2"><text:span text:style-name="Emphasis"><text:span text:style-name="T7">10 </text:span></text:span><text:span text:style-name="Emphasis"><text:span text:style-name="T6">exercícios</text:span></text:span><text:span text:style-name="Emphasis"><text:span text:style-name="T7"> </text:span></text:span><text:span text:style-name="Emphasis"><text:span text:style-name="T6">básicos</text:span></text:span><text:span text:style-name="Emphasis"><text:span text:style-name="T7"> para iniciantes em Python:</text:span></text:span></text:p>
        </text:list-header>
        <text:list-item>
          <text:p text:style-name="P1"><text:span text:style-name="Emphasis"><text:span text:style-name="T2">Escreva um programa que peça ao usuário para digitar seu nome e depois o cumprimente.</text:span></text:span></text:p>
        </text:list-item>
        <text:list-item>
          <text:p text:style-name="P1"><text:span text:style-name="Emphasis"><text:span text:style-name="T2">Crie um programa que peça dois números ao usuário e imprima a soma deles.</text:span></text:span></text:p>
        </text:list-item>
        <text:list-item>
          <text:p text:style-name="P1"><text:span text:style-name="Emphasis"><text:span text:style-name="T2">Faça um programa que converta uma temperatura em Celsius para Fahrenheit. A fórmula é: Fahrenheit = (Celsius * 9/5) + 32.</text:span></text:span></text:p>
        </text:list-item>
        <text:list-item>
          <text:p text:style-name="P1"><text:span text:style-name="Emphasis"><text:span text:style-name="T2">Escreva um programa que peça ao usuário para digitar um número e imprima se ele é par ou ímpar.</text:span></text:span></text:p>
        </text:list-item>
        <text:list-item>
          <text:p text:style-name="P1"><text:span text:style-name="Emphasis"><text:span text:style-name="T2">Crie um programa que peça ao usuário para digitar uma palavra e imprima o número de letras nela.</text:span></text:span></text:p>
        </text:list-item>
        <text:list-item>
          <text:p text:style-name="P1"><text:span text:style-name="Emphasis"><text:span text:style-name="T2">Faça um programa que peça o raio de um círculo, calcule sua área (Área = π * raio²) e imprima o resultado.</text:span></text:span></text:p>
        </text:list-item>
        <text:list-item>
          <text:p text:style-name="P1"><text:span text:style-name="Emphasis"><text:span text:style-name="T2">Escreva um programa que peça ao usuário para digitar uma string e depois imprima a string invertida.</text:span></text:span></text:p>
        </text:list-item>
        <text:list-item>
          <text:p text:style-name="P1"><text:span text:style-name="Emphasis"><text:span text:style-name="T2">Crie um programa que peça ao usuário para digitar uma lista de números separados por vírgula e depois imprima o maior e o menor número da lista.</text:span></text:span></text:p>
        </text:list-item>
        <text:list-item>
          <text:p text:style-name="P1"><text:span text:style-name="Emphasis"><text:span text:style-name="T2">Faça um programa que peça ao usuário para digitar sua idade e então calcule e imprima quantos dias ele viveu até agora (assuma que um ano tem 365 dias).</text:span></text:span></text:p>
        </text:list-item>
        <text:list-item>
          <text:p text:style-name="P1"><text:span text:style-name="Emphasis"><text:span text:style-name="T2">Escreva um programa que peça ao usuário para digitar uma frase e depois conte quantas vogais (a, e, i, o, u) ela contém.</text:span></text:span></text:p>
        </text:list-item>
        <text:list-item>
          <text:p text:style-name="P1"><text:span text:style-name="Emphasis"><text:span text:style-name="T2">Estes exercícios são simples, mas </text:span></text:span><text:span text:style-name="Emphasis"><text:span text:style-name="T3">proporcionam</text:span></text:span><text:span text:style-name="Emphasis"><text:span text:style-name="T2"> uma boa prática para quem está começando a programar em Python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5.2366in" fo:text-indent="-0.1209in" fo:margin-left="5.2366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02:06:20.596749976</meta:creation-date>
    <dc:date>2024-03-04T02:11:12.924748445</dc:date>
    <meta:editing-duration>PT4M53S</meta:editing-duration>
    <meta:editing-cycles>1</meta:editing-cycles>
    <meta:document-statistic meta:table-count="0" meta:image-count="0" meta:object-count="0" meta:page-count="1" meta:paragraph-count="12" meta:word-count="242" meta:character-count="1284" meta:non-whitespace-character-count="1067"/>
    <meta:generator>LibreOffice/7.6.4.1$Linux_X86_64 LibreOffice_project/60$Build-1</meta:generator>
  </office:meta>
</office:document-meta>
</file>